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9565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95 kWh</text:p>
          </table:table-cell>
          <table:table-cell office:value-type="float" office:value="468.35" calcext:value-type="float">
            <text:p>468.35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2.59" calcext:value-type="float">
            <text:p>2.59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47.37" calcext:value-type="float">
            <text:p>-247.37</text:p>
          </table:table-cell>
          <table:table-cell office:value-type="string" calcext:value-type="string">
            <text:p>T-0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8 kWh</text:p>
          </table:table-cell>
          <table:table-cell office:value-type="float" office:value="557.53" calcext:value-type="float">
            <text:p>557.53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.47" calcext:value-type="float">
            <text:p>3.4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94.47" calcext:value-type="float">
            <text:p>-294.47</text:p>
          </table:table-cell>
          <table:table-cell office:value-type="string" calcext:value-type="string">
            <text:p>T-0</text:p>
          </table:table-cell>
          <table:table-cell office:value-type="float" office:value="350.68" calcext:value-type="float">
            <text:p>350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02" calcext:value-type="float">
            <text:p>1.0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2 kWh</text:p>
          </table:table-cell>
          <table:table-cell office:value-type="float" office:value="662.73" calcext:value-type="float">
            <text:p>662.7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96" calcext:value-type="float">
            <text:p>3.9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50.05" calcext:value-type="float">
            <text:p>-350.05</text:p>
          </table:table-cell>
          <table:table-cell office:value-type="string" calcext:value-type="string">
            <text:p>T-0</text:p>
          </table:table-cell>
          <table:table-cell office:value-type="float" office:value="401.47" calcext:value-type="float">
            <text:p>401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61" calcext:value-type="float">
            <text:p>0.61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3 kWh</text:p>
          </table:table-cell>
          <table:table-cell office:value-type="float" office:value="743.99" calcext:value-type="float">
            <text:p>743.9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34" calcext:value-type="float">
            <text:p>4.3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92.96" calcext:value-type="float">
            <text:p>-392.96</text:p>
          </table:table-cell>
          <table:table-cell office:value-type="string" calcext:value-type="string">
            <text:p>T-0</text:p>
          </table:table-cell>
          <table:table-cell office:value-type="float" office:value="439.44" calcext:value-type="float">
            <text:p>439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18" calcext:value-type="float">
            <text:p>0.1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3 kWh</text:p>
          </table:table-cell>
          <table:table-cell office:value-type="float" office:value="741.04" calcext:value-type="float">
            <text:p>741.0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91.41" calcext:value-type="float">
            <text:p>-391.41</text:p>
          </table:table-cell>
          <table:table-cell office:value-type="string" calcext:value-type="string">
            <text:p>T-0</text:p>
          </table:table-cell>
          <table:table-cell office:value-type="float" office:value="437.27" calcext:value-type="float">
            <text:p>437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38" calcext:value-type="float">
            <text:p>0.38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2 kWh</text:p>
          </table:table-cell>
          <table:table-cell office:value-type="float" office:value="654.5" calcext:value-type="float">
            <text:p>654.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92" calcext:value-type="float">
            <text:p>3.9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5.69" calcext:value-type="float">
            <text:p>-345.69</text:p>
          </table:table-cell>
          <table:table-cell office:value-type="string" calcext:value-type="string">
            <text:p>T-0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44" calcext:value-type="float">
            <text:p>1.44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6 kWh</text:p>
          </table:table-cell>
          <table:table-cell office:value-type="float" office:value="682.13" calcext:value-type="float">
            <text:p>682.1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04" calcext:value-type="float">
            <text:p>4.0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60.3" calcext:value-type="float">
            <text:p>-360.3</text:p>
          </table:table-cell>
          <table:table-cell office:value-type="string" calcext:value-type="string">
            <text:p>T-0</text:p>
          </table:table-cell>
          <table:table-cell office:value-type="float" office:value="409.76" calcext:value-type="float">
            <text:p>409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79" calcext:value-type="float">
            <text:p>0.79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0 kWh</text:p>
          </table:table-cell>
          <table:table-cell office:value-type="float" office:value="634.17" calcext:value-type="float">
            <text:p>634.1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81" calcext:value-type="float">
            <text:p>3.8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34.95" calcext:value-type="float">
            <text:p>-334.95</text:p>
          </table:table-cell>
          <table:table-cell office:value-type="string" calcext:value-type="string">
            <text:p>T-0</text:p>
          </table:table-cell>
          <table:table-cell office:value-type="float" office:value="385.93" calcext:value-type="float">
            <text:p>385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3 kWh</text:p>
          </table:table-cell>
          <table:table-cell office:value-type="float" office:value="720.29" calcext:value-type="float">
            <text:p>720.2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22" calcext:value-type="float">
            <text:p>4.2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80.04" calcext:value-type="float">
            <text:p>-380.04</text:p>
          </table:table-cell>
          <table:table-cell office:value-type="string" calcext:value-type="string">
            <text:p>T-0</text:p>
          </table:table-cell>
          <table:table-cell office:value-type="float" office:value="426.24" calcext:value-type="float">
            <text:p>426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4 kWh</text:p>
          </table:table-cell>
          <table:table-cell office:value-type="float" office:value="717.62" calcext:value-type="float">
            <text:p>717.6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21" calcext:value-type="float">
            <text:p>4.2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78.31" calcext:value-type="float">
            <text:p>-378.31</text:p>
          </table:table-cell>
          <table:table-cell office:value-type="string" calcext:value-type="string">
            <text:p>T-0</text:p>
          </table:table-cell>
          <table:table-cell office:value-type="float" office:value="424.97" calcext:value-type="float">
            <text:p>424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1 kWh</text:p>
          </table:table-cell>
          <table:table-cell office:value-type="float" office:value="620.11" calcext:value-type="float">
            <text:p>620.1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26.9" calcext:value-type="float">
            <text:p>-326.9</text:p>
          </table:table-cell>
          <table:table-cell office:value-type="string" calcext:value-type="string">
            <text:p>T-0</text:p>
          </table:table-cell>
          <table:table-cell office:value-type="float" office:value="378.06" calcext:value-type="float">
            <text:p>378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4 kWh</text:p>
          </table:table-cell>
          <table:table-cell office:value-type="float" office:value="639.43" calcext:value-type="float">
            <text:p>639.4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83" calcext:value-type="float">
            <text:p>3.83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37.08" calcext:value-type="float">
            <text:p>-337.08</text:p>
          </table:table-cell>
          <table:table-cell office:value-type="string" calcext:value-type="string">
            <text:p>T-0</text:p>
          </table:table-cell>
          <table:table-cell office:value-type="float" office:value="386.96" calcext:value-type="float">
            <text:p>386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03:05.113000000</meta:creation-date>
    <dc:date>2018-03-27T22:05:39.700000000</dc:date>
    <meta:editing-duration>PT2M35S</meta:editing-duration>
    <meta:editing-cycles>1</meta:editing-cycles>
    <meta:document-statistic meta:table-count="1" meta:cell-count="175" meta:object-count="0"/>
    <meta:generator>LibreOffice/5.3.4.2$Windows_x86 LibreOffice_project/f82d347ccc0be322489bf7da61d7e4ad13fe2ff3</meta:generator>
  </office:meta>
</office:document-meta>
</file>